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25" officeooo:paragraph-rsid="0001dd25"/>
    </style:style>
    <style:style style:name="P2" style:family="paragraph" style:parent-style-name="Standard">
      <style:text-properties officeooo:rsid="000315f9" officeooo:paragraph-rsid="000315f9"/>
    </style:style>
    <style:style style:name="P3" style:family="paragraph" style:parent-style-name="Standard">
      <style:text-properties officeooo:rsid="00043771" officeooo:paragraph-rsid="00043771"/>
    </style:style>
    <style:style style:name="P4" style:family="paragraph" style:parent-style-name="Standard">
      <style:text-properties officeooo:rsid="000504a9" officeooo:paragraph-rsid="000504a9"/>
    </style:style>
    <style:style style:name="T1" style:family="text">
      <style:text-properties officeooo:rsid="0002d6ba"/>
    </style:style>
    <style:style style:name="T2" style:family="text">
      <style:text-properties officeooo:rsid="00043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âu hỏi chương 2:</text:p>
      <text:p text:style-name="P1">Em <text:span text:style-name="T1">hãy phân tích nghệ thuật chớp thời cơ của Đảng ta trong cách mạng tháng 8</text:span></text:p>
      <text:p text:style-name="P2">Đọc nguyên nhân, ý nghĩa lịch sử, kinh nghiệm lịch sử (Giáo trình)</text:p>
      <text:p text:style-name="P2"><text:s/>em <text:span text:style-name="T2">hãy làm rõ nhận định sau:</text:span></text:p>
      <text:p text:style-name="P3">sau cmt8 vận nước ở thế ngàn cân treo sợi tóc.</text:p>
      <text:p text:style-name="P4">- Khó khăn:</text:p>
      <text:p text:style-name="P4">+ chính quy ề n cách m ạ ng còn non tr ẻ</text:p>
      <text:p text:style-name="P4">+ thù trong gi ặ c ngoài</text:p>
      <text:p text:style-name="P4">+ t ừ vĩ tuy ế n 16 ra b ắ c: 20 v ạ n quân T ưở ng (phía sau là M ỹ )</text:p>
      <text:p text:style-name="P4">Trần Quỳnh Hương</text:p>
      <text:p text:style-name="P4">11Đường lối cách mạng của Đảng Cộng Sản Việt Nam</text:p>
      <text:p text:style-name="P4">+ t ừ vĩ tuy ế n 16 vào Nam: 2 v ạ n quân Anh</text:p>
      <text:p text:style-name="P4">+23/9/1945: Pháp t ấ n công Sài Gòn</text:p>
      <text:p text:style-name="P4">+ Ngoài ra trên n ướ c ta còn có 6 v ạ n quân Nh ậ t đang ch ờ gi ả i giáp vũ</text:p>
      <text:p text:style-name="P4">khí</text:p>
      <text:p text:style-name="P4">+ Các t ổ ch ứ c ph ả n đ ộ ng: Vi ệ t Qu ố c, Vi ệ t Cách,... âm m ư u l ậ t đ ổ</text:p>
      <text:p text:style-name="P4">chính quy ề n cách m ạ ng còn non tr ẻ</text:p>
      <text:p text:style-name="P4">+ khó khăn nghiêm tr ọ ng v ề kinh t ế xã h ộ i: Nông-Công nghi ệ p ki ệ t</text:p>
      <text:p text:style-name="P4">qu ệ ; tài chính qu ẫ n bách; 95% dân s ố mù ch 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17:18.026869434</meta:creation-date>
    <dc:date>2017-03-29T09:40:36.814835335</dc:date>
    <meta:editing-duration>PT23M1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48" meta:character-count="845" meta:non-whitespace-character-count="615"/>
  </office:meta>
</office:document-meta>
</file>